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Segoe UI Semibold"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language="none" fo:country="none" fo:font-style="normal" style:text-underline-style="solid" style:text-underline-width="auto" style:text-underline-color="font-color" fo:font-weight="bold" style:font-size-asian="28pt" style:language-asian="none" style:country-asian="none" style:font-style-asian="normal" style:font-weight-asian="bold" style:font-size-complex="28pt" style:language-complex="none" style:country-complex="none" style:font-style-complex="normal" style:font-weight-complex="bold"/>
    </style:style>
    <style:style style:name="T4" style:family="text">
      <style:text-properties fo:color="#000000" style:font-name="Segoe UI Semibold" fo:font-size="32pt" fo:language="none" fo:country="none" fo:font-style="normal" style:text-underline-style="none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5" style:family="text">
      <style:text-properties fo:color="#000000" style:text-position="super 58%" style:font-name="Segoe UI Semibold" fo:font-size="32pt" fo:language="none" fo:country="none" fo:font-style="italic" style:text-underline-style="none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6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" style:family="text">
      <style:text-properties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9" style:family="text">
      <style:text-properties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4.638cm" svg:height="3.063cm" svg:x="1.524cm" svg:y="0.508cm">
          <draw:text-box>
            <text:p text:style-name="P1"><text:span text:style-name="T3">EPISTLE</text:span></text:p>
            <text:p text:style-name="P1"><text:span text:style-name="T4">Hebrews 3:1-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4.638cm" svg:height="4.76cm" svg:x="1.524cm" svg:y="0.508cm">
          <draw:text-box>
            <text:p text:style-name="P5"><text:span text:style-name="T5">1</text:span><text:span text:style-name="T6">Therefore, holy brothers, you who share in a heavenly calling, consider Jesus, the apostle and high priest of our confession,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4.638cm" svg:height="4.76cm" svg:x="1.524cm" svg:y="0.508cm">
          <draw:text-box>
            <text:p text:style-name="P5"><text:span text:style-name="T7">2</text:span><text:span text:style-name="T6">who was faithful to him who appointed him, just as Moses also was faithful in all God's house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4.638cm" svg:height="6.263cm" svg:x="1.524cm" svg:y="0.508cm">
          <draw:text-box>
            <text:p text:style-name="P5"><text:span text:style-name="T7">3</text:span><text:span text:style-name="T8">For Jesus has been counted worthy of more glory than Moses—as much more glory as the builder of a house has more honor than the house itself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4.638cm" svg:height="3.257cm" svg:x="1.524cm" svg:y="0.508cm">
          <draw:text-box>
            <text:p text:style-name="P6"><text:span text:style-name="T9">4</text:span><text:span text:style-name="T8">(For every house is built by someone, but the builder of all things is God.)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4.638cm" svg:height="6.263cm" svg:x="1.524cm" svg:y="0.508cm">
          <draw:text-box>
            <text:p text:style-name="P6"><text:span text:style-name="T9">5</text:span><text:span text:style-name="T8">Now Moses was faithful in all God's house as a servant, to testify to the things that were to be spoken later, </text:span><text:span text:style-name="T9">6</text:span><text:span text:style-name="T8">but Christ is faithful over God's house as a son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7" draw:layer="layout" svg:width="24.638cm" svg:height="3.257cm" svg:x="1.524cm" svg:y="0.508cm">
          <draw:text-box>
            <text:p text:style-name="P6"><text:span text:style-name="T8">And we are his house, if indeed we hold fast our confidence and our boasting in our hope. 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2:26:38.965000000</meta:creation-date>
    <dc:title>Christ_Easter</dc:title>
    <meta:editing-duration>PT2M49S</meta:editing-duration>
    <meta:editing-cycles>2</meta:editing-cycles>
    <meta:generator>LibreOffice/6.1.3.2$Windows_X86_64 LibreOffice_project/86daf60bf00efa86ad547e59e09d6bb77c699acb</meta:generator>
    <dc:date>2019-02-26T22:40:02.156000000</dc:date>
    <meta:document-statistic meta:object-count="50"/>
  </office:meta>
</office:document-meta>
</file>